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c3fd" officeooo:paragraph-rsid="0019c3fd"/>
    </style:style>
    <style:style style:name="P2" style:family="paragraph" style:parent-style-name="Standard">
      <style:paragraph-properties fo:text-align="center" style:justify-single-word="false"/>
      <style:text-properties officeooo:rsid="0019c3fd" officeooo:paragraph-rsid="0019c3fd"/>
    </style:style>
    <style:style style:name="P3" style:family="paragraph" style:parent-style-name="Standard">
      <style:paragraph-properties fo:text-align="center" style:justify-single-word="false"/>
      <style:text-properties officeooo:rsid="0019c3fd" officeooo:paragraph-rsid="001a72b9"/>
    </style:style>
    <style:style style:name="P4" style:family="paragraph" style:parent-style-name="Standard">
      <style:paragraph-properties fo:text-align="start" style:justify-single-word="false"/>
      <style:text-properties officeooo:rsid="0019c3fd" officeooo:paragraph-rsid="001a72b9"/>
    </style:style>
    <style:style style:name="P5" style:family="paragraph" style:parent-style-name="Standard">
      <style:text-properties officeooo:rsid="001a72b9" officeooo:paragraph-rsid="001a72b9"/>
    </style:style>
    <style:style style:name="P6" style:family="paragraph" style:parent-style-name="Standard">
      <style:text-properties officeooo:rsid="001be9ff" officeooo:paragraph-rsid="001be9ff"/>
    </style:style>
    <style:style style:name="P7" style:family="paragraph" style:parent-style-name="Standard">
      <style:text-properties officeooo:rsid="001be9ff" officeooo:paragraph-rsid="001cfb8f"/>
    </style:style>
    <style:style style:name="P8" style:family="paragraph" style:parent-style-name="Standard">
      <style:text-properties officeooo:rsid="001cfb8f" officeooo:paragraph-rsid="001cfb8f"/>
    </style:style>
    <style:style style:name="P9" style:family="paragraph" style:parent-style-name="Standard">
      <style:text-properties officeooo:rsid="001de64c" officeooo:paragraph-rsid="001de64c"/>
    </style:style>
    <style:style style:name="P10" style:family="paragraph" style:parent-style-name="Standard">
      <style:text-properties officeooo:rsid="002133a0" officeooo:paragraph-rsid="002133a0"/>
    </style:style>
    <style:style style:name="P11" style:family="paragraph" style:parent-style-name="Standard">
      <style:text-properties officeooo:rsid="00226ed9" officeooo:paragraph-rsid="00226ed9"/>
    </style:style>
    <style:style style:name="P12" style:family="paragraph" style:parent-style-name="Standard">
      <style:text-properties officeooo:rsid="001be9ff" officeooo:paragraph-rsid="001be9ff"/>
    </style:style>
    <style:style style:name="P13" style:family="paragraph" style:parent-style-name="Standard">
      <style:text-properties officeooo:rsid="0023f747" officeooo:paragraph-rsid="0023f747"/>
    </style:style>
    <style:style style:name="P14" style:family="paragraph" style:parent-style-name="Standard">
      <style:text-properties officeooo:rsid="0024898e" officeooo:paragraph-rsid="0024898e"/>
    </style:style>
    <style:style style:name="T1" style:family="text">
      <style:text-properties officeooo:rsid="001cfb8f"/>
    </style:style>
    <style:style style:name="T2" style:family="text">
      <style:text-properties officeooo:rsid="001d6916"/>
    </style:style>
    <style:style style:name="T3" style:family="text">
      <style:text-properties officeooo:rsid="001de64c"/>
    </style:style>
    <style:style style:name="T4" style:family="text">
      <style:text-properties officeooo:rsid="002489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LU:</text:p>
      <text:p text:style-name="P1">La alu básicamente hace estas operaciones: Aritméticas, lógicas, desplazamiento(dividir entre 2 o multiplicar por 2 en binario que es añadir o quitar un 0) y comparación.</text:p>
      <text:p text:style-name="P1"/>
      <text:p text:style-name="P3">Unidad de control</text:p>
      <text:p text:style-name="P4">Realiza el ciclo de instrucción.</text:p>
      <text:p text:style-name="P1">Etapas del ciclo de instrucción</text:p>
      <text:p text:style-name="P1">-Busqueda de instrucción(FETCH):Se va a la memoria en la dirección que nos indica el pc, coge el dato y lo guarda en el registro.</text:p>
      <text:p text:style-name="P1">-2º fase Decodificación(decode):cojo la instrucción y la decodifico para ver que tengo que hacer</text:p>
      <text:p text:style-name="P1">-3ª fase:búsqueda de operandos: Por ejemplo salta a la dirección x o suma x número con este otro.</text:p>
      <text:p text:style-name="P1">-4ª fase: Ejecución:Ejecución de la instrucción.</text:p>
      <text:p text:style-name="P1">Una vez acabado se vuelve a repetir el ciclo de instrucción.</text:p>
      <text:p text:style-name="P8">Bus de direcciones nos indican posiciones</text:p>
      <text:p text:style-name="P5">Examen:</text:p>
      <text:p text:style-name="P5">von neumann, números binarios </text:p>
      <text:p text:style-name="P5">Rafa nos quiere poner hacer un test de preguntas cortas tipo qué hace la ALU, que hace un ciclo de instrucción etc.</text:p>
      <text:p text:style-name="P6">Nos dará una memoria, de por ejemplo 8GiB: dime el bus de direcciones de esa memoria si su anchura es de 32bits</text:p>
      <text:p text:style-name="P6">8GiB son <text:span text:style-name="T1">2^33 Bytes porque:</text:span></text:p>
      <text:p text:style-name="P6"/>
      <text:p text:style-name="P6">Sería 8 * 2^30 <text:span text:style-name="T4">= potencia en bytes</text:span></text:p>
      <text:p text:style-name="P13">Primero pasamos 8 a potencia de 2 =2³, y luego multiplicamos esa potencia por otra dependiendo si está en Gi,Mi o Gi, en este caso sería en Gi(2^30) entonces: </text:p>
      <text:p text:style-name="P6">2^3*2^30 = 2^33B → 33 sería de bits, entonces sería 2^33 bytes</text:p>
      <text:p text:style-name="P14">32 bits son 2⁴ bytes*(corregir)</text:p>
      <text:p text:style-name="P6">Luego 2^33 Bytes lo dividimos en 2⁴<text:span text:style-name="T4"> </text:span><text:s/>para calcular el número de posiciones que nos daría 2^30</text:p>
      <text:p text:style-name="P6"/>
      <text:p text:style-name="P7">Ki= 2^10</text:p>
      <text:p text:style-name="P7">Mi=2^20</text:p>
      <text:p text:style-name="P7">Gi=2^30</text:p>
      <text:p text:style-name="P6"/>
      <text:p text:style-name="P6"/>
      <text:p text:style-name="P8">24 bits de direcciones son 2^24 posiciones</text:p>
      <text:p text:style-name="P8">32 bits de datos son 2² B/posiciones</text:p>
      <text:p text:style-name="P8"/>
      <text:p text:style-name="P8">ejercicios <text:span text:style-name="T3">examen (pueden ser de memorias o de velocidad)</text:span></text:p>
      <text:p text:style-name="P8">Tenemos una cpu de 16 bits</text:p>
      <text:p text:style-name="P8">y un bus de direcciones de 20 bits</text:p>
      <text:p text:style-name="P8">¿Cúanta memoria le pongo?</text:p>
      <text:p text:style-name="P8">Datos: 16 bits que son 2Bytes = 2^1</text:p>
      <text:p text:style-name="P8">Direcciones: 20 bits que son 20^20 posiciones</text:p>
      <text:p text:style-name="P8">Memoria = 2^20 * 2¹ b/posición → 2^<text:span text:style-name="T2">21 B = 2MiB sería la memoria que necesita.</text:span></text:p>
      <text:p text:style-name="P8"/>
      <text:p text:style-name="P9">Velocidad de reloj</text:p>
      <text:p text:style-name="P9">frecuencia = 1/T(periodo) el periodo es el tiempo que transcurre entre dos cosas y se mide en segundos.</text:p>
      <text:p text:style-name="P9"/>
      <text:p text:style-name="P10">Tengo una cpu de 16 bits que funciona a 8 MHz </text:p>
      <text:p text:style-name="P10">cual es el ancho de banda con memoria de esa cpu suponiendo que todo funciona a 8 MHz</text:p>
      <text:p text:style-name="P10">el ancho de banda del bus de datos serían 16 bits(2Bytes)</text:p>
      <text:p text:style-name="P10"><text:soft-page-break/>y como vamos a 8Mhz, sería 8Mhz * 2 bytes –&gt; 16 MB/s</text:p>
      <text:p text:style-name="P10">Si fuera megabits por segundo 16*8 = 128 Mbps</text:p>
      <text:p text:style-name="P11">Calcular cuanto tarda en pasarse una foto de 1 MB en una red de 12 Mbps.</text:p>
      <text:p text:style-name="P11">1MB*8 = 8 megabits. 12/8 = 1.5 segundos tardaría.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05T13:22:14.468000000</meta:creation-date>
    <dc:date>2020-11-16T14:03:48.232972755</dc:date>
    <meta:editing-duration>PT1H11M25S</meta:editing-duration>
    <meta:editing-cycles>8</meta:editing-cycles>
    <meta:generator>LibreOffice/7.0.2.2$Linux_X86_64 LibreOffice_project/00$Build-2</meta:generator>
    <meta:document-statistic meta:table-count="0" meta:image-count="0" meta:object-count="0" meta:page-count="2" meta:paragraph-count="42" meta:word-count="434" meta:character-count="2320" meta:non-whitespace-character-count="1930"/>
  </office:meta>
</office:document-meta>
</file>